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/>
        <style:text-properties style:font-name="新細明體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bullet text:level="2" text:style-name="WW_CharLFO2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3">
      <text:list-level-style-bullet text:level="1" text:style-name="WW_CharLFO3LVL1" text:bullet-char="">
        <style:list-level-properties text:space-before="0in" text:min-label-width="0.3333in"/>
        <style:text-properties style:font-name="Wingdings"/>
      </text:list-level-style-bullet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 fo:line-height="0.4166in"/>
    </style:style>
    <style:style style:name="T10" style:parent-style-name="預設段落字型" style:family="text">
      <style:text-properties style:font-name-asian="標楷體" fo:font-weight="bold" style:font-weight-asian="bold" fo:font-size="16pt" style:font-size-asian="16pt"/>
    </style:style>
    <style:style style:name="T11" style:parent-style-name="預設段落字型" style:family="text">
      <style:text-properties style:font-name="標楷體" style:font-name-asian="標楷體" style:font-name-complex="細明體" fo:font-weight="bold" style:font-weight-asian="bold" fo:font-size="16pt" style:font-size-asian="16pt" style:font-size-complex="16pt"/>
    </style:style>
    <style:style style:name="T12" style:parent-style-name="預設段落字型" style:family="text">
      <style:text-properties style:font-name="標楷體" style:font-name-asian="標楷體" style:font-name-complex="細明體" fo:font-weight="bold" style:font-weight-asian="bold" fo:font-size="16pt" style:font-size-asian="16pt" style:font-size-complex="16pt"/>
    </style:style>
    <style:style style:name="T13" style:parent-style-name="預設段落字型" style:family="text">
      <style:text-properties style:font-name="標楷體" style:font-name-asian="標楷體" style:font-name-complex="細明體" fo:font-weight="bold" style:font-weight-asian="bold" fo:font-size="16pt" style:font-size-asian="16pt" style:font-size-complex="16pt"/>
    </style:style>
    <style:style style:name="T14" style:parent-style-name="預設段落字型" style:family="text">
      <style:text-properties style:font-name="標楷體" style:font-name-asian="標楷體" style:font-name-complex="細明體" fo:font-weight="bold" style:font-weight-asian="bold" fo:font-size="16pt" style:font-size-asian="16pt" style:font-size-complex="16pt"/>
    </style:style>
    <style:style style:name="P15" style:parent-style-name="內文" style:family="paragraph">
      <style:paragraph-properties fo:line-height="0.4166in"/>
    </style:style>
    <style:style style:name="T16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7" style:parent-style-name="預設段落字型" style:family="text">
      <style:text-properties style:font-name="標楷體" style:font-name-asian="標楷體" style:font-name-complex="細明體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內文" style:family="paragraph">
      <style:paragraph-properties fo:line-height="0.4166in"/>
    </style:style>
    <style:style style:name="T19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0" style:parent-style-name="預設段落字型" style:family="text">
      <style:text-properties style:font-name="標楷體" style:font-name-asian="標楷體" style:font-name-complex="細明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內文" style:family="paragraph">
      <style:paragraph-properties fo:line-height="0.4166in"/>
    </style:style>
    <style:style style:name="T2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8" style:parent-style-name="內文" style:family="paragraph">
      <style:paragraph-properties fo:line-height="0.4166in"/>
    </style:style>
    <style:style style:name="T29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37" style:parent-style-name="內文" style:family="paragraph">
      <style:paragraph-properties fo:line-height="0.4166in"/>
    </style:style>
    <style:style style:name="T38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3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1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45" style:parent-style-name="內文" style:family="paragraph">
      <style:paragraph-properties fo:line-height="0.3472in" fo:margin-left="0.5in" fo:text-indent="-0.5in">
        <style:tab-stops/>
      </style:paragraph-properties>
    </style:style>
    <style:style style:name="T46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4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49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5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6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4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6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7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6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70" style:parent-style-name="內文" style:family="paragraph">
      <style:paragraph-properties fo:line-height="0.3472in" fo:margin-left="0.5in" fo:text-indent="-0.5in">
        <style:tab-stops/>
      </style:paragraph-properties>
    </style:style>
    <style:style style:name="T71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7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4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7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8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91" style:parent-style-name="內文" style:family="paragraph">
      <style:paragraph-properties fo:line-height="0.3472in" fo:margin-left="0.5in" fo:text-indent="-0.5in">
        <style:tab-stops/>
      </style:paragraph-properties>
    </style:style>
    <style:style style:name="T9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9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5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9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11" style:parent-style-name="內文" style:family="paragraph">
      <style:paragraph-properties fo:line-height="0.4166in"/>
    </style:style>
    <style:style style:name="T11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5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21" style:parent-style-name="內文" style:family="paragraph">
      <style:paragraph-properties fo:line-height="0.3472in" fo:margin-left="0.5in" fo:text-indent="-0.5in">
        <style:tab-stops/>
      </style:paragraph-properties>
    </style:style>
    <style:style style:name="T12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5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35" style:parent-style-name="內文" style:family="paragraph">
      <style:paragraph-properties fo:line-height="0.3472in" fo:margin-left="0.5in" fo:text-indent="-0.5in">
        <style:tab-stops/>
      </style:paragraph-properties>
    </style:style>
    <style:style style:name="T136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4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54" style:parent-style-name="內文" style:family="paragraph">
      <style:paragraph-properties fo:line-height="0.4166in"/>
    </style:style>
    <style:style style:name="T155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5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5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6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68" style:parent-style-name="內文" style:family="paragraph">
      <style:paragraph-properties fo:line-height="0.4166in"/>
    </style:style>
    <style:style style:name="T169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7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7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7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81" style:parent-style-name="內文" style:family="paragraph">
      <style:paragraph-properties fo:line-height="0.4166in"/>
    </style:style>
    <style:style style:name="T182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8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5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8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8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93" style:parent-style-name="內文" style:family="paragraph">
      <style:paragraph-properties fo:line-height="0.4166in"/>
    </style:style>
    <style:style style:name="T194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9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6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19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9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06" style:parent-style-name="內文" style:family="paragraph">
      <style:paragraph-properties fo:line-height="0.4166in"/>
    </style:style>
    <style:style style:name="T207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0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0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1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17" style:parent-style-name="內文" style:family="paragraph">
      <style:paragraph-properties fo:line-height="0.4166in"/>
    </style:style>
    <style:style style:name="T218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1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2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28" style:parent-style-name="內文" style:family="paragraph">
      <style:paragraph-properties fo:line-height="0.4166in"/>
    </style:style>
    <style:style style:name="T229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3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39" style:parent-style-name="內文" style:family="paragraph">
      <style:paragraph-properties fo:line-height="0.4166in"/>
    </style:style>
    <style:style style:name="T240" style:parent-style-name="預設段落字型" style:family="text">
      <style:text-properties style:font-name="標楷體" style:font-name-asian="標楷體" style:font-name-complex="細明體" fo:font-size="14pt" style:font-size-asian="14pt" style:font-size-complex="14pt"/>
    </style:style>
    <style:style style:name="T24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2" style:parent-style-name="預設段落字型" style:family="text">
      <style:text-properties style:font-name="標楷體" style:font-name-asian="標楷體" fo:font-size="14pt" style:font-size-asian="14pt" style:font-size-complex="14pt" style:text-underline-type="single" style:text-underline-style="solid" style:text-underline-width="auto" style:text-underline-mode="continuous"/>
    </style:style>
    <style:style style:name="P243" style:parent-style-name="內文" style:family="paragraph">
      <style:paragraph-properties fo:line-height="0.4166in"/>
    </style:style>
    <style:style style:name="T24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45" style:parent-style-name="預設段落字型" style:family="text">
      <style:text-properties style:font-name="標楷體" style:font-name-asian="標楷體" style:font-name-complex="細明體" fo:font-size="14pt" style:font-size-asian="14pt" style:font-size-complex="14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10">新北市</text:span><text:span text:style-name="T11">政府</text:span><text:span text:style-name="T12">水土保持</text:span><text:span text:style-name="T13">計畫</text:span><text:span text:style-name="T14">行政審核表</text:span></text:p>
      <text:p text:style-name="P15"><text:span text:style-name="T16">水土保持義務人：</text:span><text:span text:style-name="T17"><text:s text:c="39"/></text:span></text:p>
      <text:p text:style-name="P18"><text:span text:style-name="T19">申請地號：</text:span><text:span text:style-name="T20"><text:s text:c="45"/></text:span></text:p>
      <text:p text:style-name="P21"><text:span text:style-name="T22">□</text:span><text:span text:style-name="T23">是<text:s/></text:span><text:span text:style-name="T24">□</text:span><text:span text:style-name="T25">否 ─<text:s/></text:span><text:span text:style-name="T26">屬山坡地範圍</text:span><text:span text:style-name="T27">。</text:span></text:p>
      <text:p text:style-name="P28"><text:span text:style-name="T29">□</text:span><text:span text:style-name="T30">是</text:span><text:span text:style-name="T31"><text:s/></text:span><text:span text:style-name="T32">□</text:span><text:span text:style-name="T33">否</text:span><text:span text:style-name="T34"><text:s/>─<text:s/></text:span><text:span text:style-name="T35">依規定格式製作者</text:span><text:span text:style-name="T36">。</text:span></text:p>
      <text:p text:style-name="P37"><text:span text:style-name="T38">□</text:span><text:span text:style-name="T39">是</text:span><text:span text:style-name="T40"><text:s/></text:span><text:span text:style-name="T41">□</text:span><text:span text:style-name="T42">否</text:span><text:span text:style-name="T43"><text:s/>─<text:s/></text:span><text:span text:style-name="T44">經現場會勘。</text:span></text:p>
      <text:p text:style-name="P45"><text:span text:style-name="T46">□</text:span><text:span text:style-name="T47">是</text:span><text:span text:style-name="T48"><text:s/></text:span><text:span text:style-name="T49">□</text:span><text:span text:style-name="T50">否</text:span><text:span text:style-name="T51"><text:s/>─<text:s/></text:span><text:span text:style-name="T52">應檢附文件齊</text:span><text:span text:style-name="T53">全</text:span><text:span text:style-name="T54">：</text:span><text:span text:style-name="T55">□</text:span><text:span text:style-name="T56">水土保持義務人簽章</text:span><text:span text:style-name="T57"><text:s/></text:span><text:span text:style-name="T58">□</text:span><text:span text:style-name="T59">技師科別符合</text:span><text:span text:style-name="T60"><text:s/></text:span><text:span text:style-name="T61">□</text:span><text:span text:style-name="T62">技師簽證</text:span><text:span text:style-name="T63"><text:s/></text:span><text:span text:style-name="T64">□</text:span><text:span text:style-name="T65">技師檢核表</text:span><text:span text:style-name="T66"><text:s/></text:span><text:span text:style-name="T67">□</text:span><text:span text:style-name="T68">技師相關證照影本</text:span><text:span text:style-name="T69">齊全。</text:span></text:p>
      <text:p text:style-name="P70"><text:span text:style-name="T71">□</text:span><text:span text:style-name="T72">是</text:span><text:span text:style-name="T73"><text:s/></text:span><text:span text:style-name="T74">□</text:span><text:span text:style-name="T75">否</text:span><text:span text:style-name="T76"><text:s/>─<text:s/></text:span><text:span text:style-name="T77">申請開發之土地，</text:span><text:span text:style-name="T78">並</text:span><text:span text:style-name="T79">無</text:span><text:span text:style-name="T80">裁處</text:span><text:span text:style-name="T81">暫停</text:span><text:span text:style-name="T82">二年</text:span><text:span text:style-name="T83">開發申請</text:span><text:span text:style-name="T84">，</text:span><text:span text:style-name="T85">或</text:span><text:span text:style-name="T86">經暫停申請但</text:span><text:span text:style-name="T87">已逾2年期限（<text:s/></text:span><text:span text:style-name="T88"><text:s text:c="13"/></text:span><text:span text:style-name="T89"><text:s text:c="9"/>號函）</text:span><text:span text:style-name="T90">。</text:span></text:p>
      <text:p text:style-name="P91"><text:span text:style-name="T92">□</text:span><text:span text:style-name="T93">是</text:span><text:span text:style-name="T94"><text:s/></text:span><text:span text:style-name="T95">□</text:span><text:span text:style-name="T96">否</text:span><text:span text:style-name="T97"><text:s/></text:span><text:span text:style-name="T98">─</text:span><text:span text:style-name="T99"><text:s/></text:span><text:span text:style-name="T100">申請開發之土地，</text:span><text:span text:style-name="T101">並無</text:span><text:span text:style-name="T102">限期實施水保處理</text:span><text:span text:style-name="T103">維護</text:span><text:span text:style-name="T104">，</text:span><text:span text:style-name="T105">或經限期實施但已</text:span><text:span text:style-name="T106">實施</text:span><text:span text:style-name="T107">完成者（ <text:s text:c="3"/></text:span><text:span text:style-name="T108"><text:s text:c="3"/></text:span><text:span text:style-name="T109"><text:s text:c="16"/>號函）</text:span><text:span text:style-name="T110">。</text:span></text:p>
      <text:p text:style-name="P111"><text:span text:style-name="T112">□</text:span><text:span text:style-name="T113">是</text:span><text:span text:style-name="T114"><text:s/></text:span><text:span text:style-name="T115">□</text:span><text:span text:style-name="T116">否</text:span><text:span text:style-name="T117"><text:s/></text:span><text:span text:style-name="T118">─</text:span><text:span text:style-name="T119"><text:s/></text:span><text:span text:style-name="T120">經目的事業主管機關轉送。</text:span></text:p>
      <text:p text:style-name="P121"><text:span text:style-name="T122">□</text:span><text:span text:style-name="T123">是</text:span><text:span text:style-name="T124"><text:s/></text:span><text:span text:style-name="T125">□</text:span><text:span text:style-name="T126">否</text:span><text:span text:style-name="T127"><text:s/></text:span><text:span text:style-name="T128">─</text:span><text:span text:style-name="T129"><text:s/></text:span><text:span text:style-name="T130">目的事業主管機關受理申請</text:span><text:span text:style-name="T131">地號與水土保持計畫</text:span><text:span text:style-name="T132">地號</text:span><text:span text:style-name="T133">相</text:span><text:span text:style-name="T134">符。</text:span></text:p>
      <text:p text:style-name="P135"><text:span text:style-name="T136">□</text:span><text:span text:style-name="T137">是</text:span><text:span text:style-name="T138"><text:s/></text:span><text:span text:style-name="T139">□</text:span><text:span text:style-name="T140">否</text:span><text:span text:style-name="T141"><text:s/></text:span><text:span text:style-name="T142">─</text:span><text:span text:style-name="T143"><text:s/></text:span><text:span text:style-name="T144">水土保持計畫範圍與</text:span><text:span text:style-name="T145">目的事業主管機關(</text:span><text:span text:style-name="T146">如</text:span><text:span text:style-name="T147">工</text:span><text:span text:style-name="T148">務局平行分</text:span><text:span text:style-name="T149">會)所附</text:span><text:span text:style-name="T150">地籍圖</text:span><text:span text:style-name="T151">範圍</text:span><text:span text:style-name="T152">相</text:span><text:span text:style-name="T153">符。</text:span></text:p>
      <text:p text:style-name="P154"><text:span text:style-name="T155">□</text:span><text:span text:style-name="T156">是</text:span><text:span text:style-name="T157"><text:s/></text:span><text:span text:style-name="T158">□否</text:span><text:span text:style-name="T159"><text:s/></text:span><text:span text:style-name="T160">─</text:span><text:span text:style-name="T161"><text:s/></text:span><text:span text:style-name="T162">水土保持</text:span><text:span text:style-name="T163">設施</text:span><text:span text:style-name="T164">平面配置圖</text:span><text:span text:style-name="T165">已</text:span><text:span text:style-name="T166">著色</text:span><text:span text:style-name="T167">。</text:span></text:p>
      <text:p text:style-name="P168"><text:span text:style-name="T169">□</text:span><text:span text:style-name="T170">是</text:span><text:span text:style-name="T171"><text:s/></text:span><text:span text:style-name="T172">□</text:span><text:span text:style-name="T173">否</text:span><text:span text:style-name="T174"><text:s/></text:span><text:span text:style-name="T175">─</text:span><text:span text:style-name="T176"><text:s/></text:span><text:span text:style-name="T177">水土保持</text:span><text:span text:style-name="T178">計畫範圍</text:span><text:span text:style-name="T179">以</text:span><text:span text:style-name="T180">紅色線標示。</text:span></text:p>
      <text:p text:style-name="P181"><text:span text:style-name="T182">□</text:span><text:span text:style-name="T183">是</text:span><text:span text:style-name="T184"><text:s/></text:span><text:span text:style-name="T185">□</text:span><text:span text:style-name="T186">否</text:span><text:span text:style-name="T187"><text:s/></text:span><text:span text:style-name="T188">─</text:span><text:span text:style-name="T189"><text:s/></text:span><text:span text:style-name="T190">水土保持設施無超</text:span><text:span text:style-name="T191">出計畫範圍外</text:span><text:span text:style-name="T192">。</text:span></text:p>
      <text:p text:style-name="P193"><text:span text:style-name="T194">□</text:span><text:span text:style-name="T195">是</text:span><text:span text:style-name="T196"><text:s/></text:span><text:span text:style-name="T197">□否</text:span><text:span text:style-name="T198"><text:s/></text:span><text:span text:style-name="T199">─</text:span><text:span text:style-name="T200"><text:s/></text:span><text:span text:style-name="T201">水土保持設</text:span><text:span text:style-name="T202">施</text:span><text:span text:style-name="T203">剖面圖與水土保持計</text:span><text:span text:style-name="T204">畫</text:span><text:span text:style-name="T205">相符。</text:span></text:p>
      <text:p text:style-name="P206"><text:span text:style-name="T207">□</text:span><text:span text:style-name="T208">是</text:span><text:span text:style-name="T209"><text:s/></text:span><text:span text:style-name="T210">□否</text:span><text:span text:style-name="T211"><text:s/></text:span><text:span text:style-name="T212">─</text:span><text:span text:style-name="T213"><text:s/></text:span><text:span text:style-name="T214">申</text:span><text:span text:style-name="T215">請</text:span><text:span text:style-name="T216">開發區未座落「特定水土保持區」。</text:span></text:p>
      <text:p text:style-name="P217"><text:span text:style-name="T218">□</text:span><text:span text:style-name="T219">是</text:span><text:span text:style-name="T220"><text:s/></text:span><text:span text:style-name="T221">□否</text:span><text:span text:style-name="T222"><text:s/></text:span><text:span text:style-name="T223">─</text:span><text:span text:style-name="T224"><text:s/></text:span><text:span text:style-name="T225">無</text:span><text:span text:style-name="T226">需環境影響評估</text:span><text:span text:style-name="T227">。</text:span></text:p>
      <text:p text:style-name="P228"><text:span text:style-name="T229">□</text:span><text:span text:style-name="T230">是</text:span><text:span text:style-name="T231"><text:s/></text:span><text:span text:style-name="T232">□否</text:span><text:span text:style-name="T233"><text:s/></text:span><text:span text:style-name="T234">─</text:span><text:span text:style-name="T235"><text:s/></text:span><text:span text:style-name="T236">無</text:span><text:span text:style-name="T237">需區域計劃審議</text:span><text:span text:style-name="T238">。</text:span></text:p>
      <text:p text:style-name="P239"><text:span text:style-name="T240">□</text:span><text:span text:style-name="T241">其他</text:span><text:span text:style-name="T242"><text:s text:c="54"/></text:span></text:p>
      <text:p text:style-name="P243"><text:span text:style-name="T244">承辦人：</text:span><text:span text:style-name="T245"><text:s text:c="2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新細明體" style:font-name-asian="新細明體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/>
        <style:text-properties style:font-name="新細明體"/>
      </text:list-level-style-bullet>
      <text:list-level-style-bullet text:level="2" text:style-name="WW_CharLFO1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in" text:min-label-width="0.3333in"/>
      </text:list-level-style-number>
      <text:list-level-style-bullet text:level="2" text:style-name="WW_CharLFO2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2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2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2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2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2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2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2LVL9" text:bullet-char="">
        <style:list-level-properties text:space-before="2.6666in" text:min-label-width="0.3333in"/>
        <style:text-properties style:font-name="Wingdings"/>
      </text:list-level-style-bullet>
    </text:list-style>
    <text:list-style style:name="LFO3">
      <text:list-level-style-bullet text:level="1" text:style-name="WW_CharLFO3LVL1" text:bullet-char="">
        <style:list-level-properties text:space-before="0in" text:min-label-width="0.3333in"/>
        <style:text-properties style:font-name="Wingdings"/>
      </text:list-level-style-bullet>
      <text:list-level-style-bullet text:level="2" text:style-name="WW_CharLFO3LVL2" text:bullet-char="">
        <style:list-level-properties text:space-before="0.3333in" text:min-label-width="0.3333in"/>
        <style:text-properties style:font-name="Wingdings"/>
      </text:list-level-style-bullet>
      <text:list-level-style-bullet text:level="3" text:style-name="WW_CharLFO3LVL3" text:bullet-char="">
        <style:list-level-properties text:space-before="0.6666in" text:min-label-width="0.3333in"/>
        <style:text-properties style:font-name="Wingdings"/>
      </text:list-level-style-bullet>
      <text:list-level-style-bullet text:level="4" text:style-name="WW_CharLFO3LVL4" text:bullet-char="">
        <style:list-level-properties text:space-before="1in" text:min-label-width="0.3333in"/>
        <style:text-properties style:font-name="Wingdings"/>
      </text:list-level-style-bullet>
      <text:list-level-style-bullet text:level="5" text:style-name="WW_CharLFO3LVL5" text:bullet-char="">
        <style:list-level-properties text:space-before="1.3333in" text:min-label-width="0.3333in"/>
        <style:text-properties style:font-name="Wingdings"/>
      </text:list-level-style-bullet>
      <text:list-level-style-bullet text:level="6" text:style-name="WW_CharLFO3LVL6" text:bullet-char="">
        <style:list-level-properties text:space-before="1.6666in" text:min-label-width="0.3333in"/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3333in"/>
        <style:text-properties style:font-name="Wingdings"/>
      </text:list-level-style-bullet>
      <text:list-level-style-bullet text:level="8" text:style-name="WW_CharLFO3LVL8" text:bullet-char="">
        <style:list-level-properties text:space-before="2.3333in" text:min-label-width="0.3333in"/>
        <style:text-properties style:font-name="Wingdings"/>
      </text:list-level-style-bullet>
      <text:list-level-style-bullet text:level="9" text:style-name="WW_CharLFO3LVL9" text:bullet-char="">
        <style:list-level-properties text:space-before="2.6666in" text:min-label-width="0.3333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1.2479in" fo:margin-bottom="0.5909in" fo:margin-right="1.2479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18in"/>
      </style:header-style>
      <style:footer-style>
        <style:header-footer-properties style:dynamic-spacing="true" fo:min-height="0in"/>
      </style:footer-style>
    </style:page-layout>
    <style:style style:name="P2" style:parent-style-name="頁尾" style:family="paragraph">
      <style:paragraph-properties fo:text-align="center"/>
    </style:style>
    <style:style style:name="T3" style:parent-style-name="預設段落字型" style:family="text">
      <style:text-properties style:font-name="標楷體" style:font-name-asian="標楷體"/>
    </style:style>
    <style:style style:name="T4" style:parent-style-name="預設段落字型" style:family="text">
      <style:text-properties style:font-name="標楷體" style:font-name-asian="標楷體"/>
    </style:style>
    <style:style style:name="T5" style:parent-style-name="預設段落字型" style:family="text">
      <style:text-properties style:font-name="標楷體" style:font-name-asian="標楷體"/>
    </style:style>
    <style:style style:name="T6" style:parent-style-name="預設段落字型" style:family="text">
      <style:text-properties style:font-name="標楷體" style:font-name-asian="標楷體"/>
    </style:style>
    <style:style style:name="T7" style:parent-style-name="預設段落字型" style:family="text">
      <style:text-properties style:font-name="標楷體" style:font-name-asian="標楷體"/>
    </style:style>
    <style:style style:name="T8" style:parent-style-name="預設段落字型" style:family="text">
      <style:text-properties style:font-name="標楷體" style:font-name-asian="標楷體"/>
    </style:style>
    <style:style style:name="T9" style:parent-style-name="預設段落字型" style:family="text"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<text:span text:style-name="T3">(</text:span><text:span text:style-name="T4">民</text:span><text:span text:style-name="T5">)</text:span><text:span text:style-name="T6">農山保0</text:span><text:span text:style-name="T7">7</text:span><text:span text:style-name="T8">-</text:span><text:span text:style-name="T9">表一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簡易水土保持申報書審核</dc:title>
    <dc:subject>簡易水土保持申報書審核</dc:subject>
    <meta:keyword>水土保持</meta:keyword>
    <meta:initial-creator>農業局</meta:initial-creator>
    <dc:creator>田祐誠</dc:creator>
    <meta:creation-date>2019-01-31T06:28:00Z</meta:creation-date>
    <dc:date>2019-01-31T06:28:00Z</dc:date>
    <meta:print-date>2011-11-08T09:36:00Z</meta:print-date>
    <meta:template xlink:href="Normal.dotm" xlink:type="simple"/>
    <meta:editing-cycles>2</meta:editing-cycles>
    <meta:editing-duration>PT60S</meta:editing-duration>
    <meta:document-statistic meta:page-count="1" meta:paragraph-count="1" meta:word-count="107" meta:character-count="718" meta:row-count="5" meta:non-whitespace-character-count="612"/>
  </office:meta>
</office:document-meta>
</file>